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60105" officeooo:paragraph-rsid="00160105" style:font-size-asian="12.25pt" style:font-size-complex="14pt"/>
    </style:style>
    <style:style style:name="P2" style:family="paragraph" style:parent-style-name="Standard">
      <style:paragraph-properties fo:text-align="start" style:justify-single-word="false"/>
      <style:text-properties fo:font-size="14pt" officeooo:rsid="00160105" officeooo:paragraph-rsid="00160105"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lection</text:p>
      <text:p text:style-name="P1"/>
      <text:p text:style-name="P2"><text:tab/>This lab assignment was quite different from our previous lab assignments, due to the fact that it did not really require any programming or coding. In this lab assignment we were simply exploring and learning new things as computer scientists. The challenges I faced in this assignment were not as severe as challenges I have faced in other lab assignments. I did not really struggle in any part of this lab, but I still would like to know why my values for elapsed time were so inconsistent when I changed the float value for col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20:58:00.965374847</meta:creation-date>
    <dc:date>2014-11-19T21:01:50.149320702</dc:date>
    <meta:editing-duration>P0D</meta:editing-duration>
    <meta:editing-cycles>1</meta:editing-cycles>
    <meta:document-statistic meta:table-count="0" meta:image-count="0" meta:object-count="0" meta:page-count="1" meta:paragraph-count="2" meta:word-count="96" meta:character-count="546" meta:non-whitespace-character-count="450"/>
    <meta:generator>LibreOffice/4.2.7.2$Linux_X86_64 LibreOffice_project/420m0$Build-2</meta:generator>
  </office:meta>
</office:document-meta>
</file>